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</text:p>
      <text:p text:style-name="Standard"/>
      <text:p text:style-name="Standard">The project is split into eight major component's which are:</text:p>
      <text:p text:style-name="Standard"/>
      <text:list xml:id="list556033217" text:style-name="L1">
        <text:list-item>
          <text:p text:style-name="P4">General</text:p>
        </text:list-item>
        <text:list-item>
          <text:p text:style-name="P4">Login</text:p>
        </text:list-item>
        <text:list-item>
          <text:p text:style-name="P4">User Management</text:p>
        </text:list-item>
        <text:list-item>
          <text:p text:style-name="P4">Report Generation</text:p>
        </text:list-item>
        <text:list-item>
          <text:p text:style-name="P4">Uploading</text:p>
        </text:list-item>
        <text:list-item>
          <text:p text:style-name="P4">Searching</text:p>
        </text:list-item>
        <text:list-item>
          <text:p text:style-name="P4">Data Analysis</text:p>
        </text:list-item>
        <text:list-item>
          <text:p text:style-name="P4">Scripts</text:p>
        </text:list-item>
      </text:list>
      <text:p text:style-name="Standard"/>
      <text:p text:style-name="Standard">Each component is described in more detail bellow and contains descriptions about the contents of the PHP and HTML files in each component including but not limited too; functions, sql queries and tasks.</text:p>
      <text:p text:style-name="Standard"/>
      <text:p text:style-name="P2">General</text:p>
      <text:p text:style-name="P11"/>
      <text:p text:style-name="P12">These are general files and functions used throughout the web page.</text:p>
      <text:p text:style-name="P14"/>
      <text:p text:style-name="P7"><text:span text:style-name="T1">File:</text:span> PHPconnectionDB.php</text:p>
      <text:p text:style-name="P7"/>
      <text:p text:style-name="P7"><text:span text:style-name="T1">Description</text:span>: Contains all the necessary code and information to connect to the oracle database.</text:p>
      <text:p text:style-name="P7"/>
      <text:p text:style-name="P5">Functions:</text:p>
      <text:list xml:id="list1436150104" text:style-name="L2">
        <text:list-item>
          <text:p text:style-name="P8"><text:span text:style-name="T1">connect()</text:span>: Connects to the oracle database</text:p>
        </text:list-item>
      </text:list>
      <text:p text:style-name="P15"/>
      <text:p text:style-name="P7"><text:span text:style-name="T1">File:</text:span> Date.php</text:p>
      <text:p text:style-name="P7"/>
      <text:p text:style-name="P7"><text:span text:style-name="T1">Description</text:span>: Prints a basic set of drop downs for use in picking a date. Inputs are very basic and do not contain any check’s for wrong date input.</text:p>
      <text:p text:style-name="P7"/>
      <text:p text:style-name="P5">Functions:</text:p>
      <text:list xml:id="list1555477616" text:continue-numbering="true" text:style-name="L2">
        <text:list-item>
          <text:p text:style-name="P8"><text:span text:style-name="T1">date_picker($name, $startyear $endyear)</text:span>: Returns a string representing an html drop down for date selection</text:p>
        </text:list-item>
        <text:list-item>
          <text:p text:style-name="P8"><text:span text:style-name="T1">get_month_string($number)</text:span>: Returns the name for a specific date number.</text:p>
        </text:list-item>
      </text:list>
      <text:p text:style-name="P15"/>
      <text:p text:style-name="P3"/>
      <text:p text:style-name="P2">Login</text:p>
      <text:p text:style-name="P2"/>
      <text:p text:style-name="P2">User Management</text:p>
      <text:p text:style-name="P2"/>
      <text:p text:style-name="P2">Report Generation</text:p>
      <text:p text:style-name="P11"/>
      <text:p text:style-name="P12">This section handles generating a list of patients with a specific diagnosis for a specific time period. Requires both a diagnosis and a start – end date in order to return any information. This module can <text:soft-page-break/>only be used by users tagged as administrator.</text:p>
      <text:p text:style-name="P15"/>
      <text:p text:style-name="P7"><text:span text:style-name="T1">File:</text:span> ReportForm.php</text:p>
      <text:p text:style-name="P7"/>
      <text:p text:style-name="P7"><text:span text:style-name="T1">Description</text:span>: Contains the code to create the form required in order to input the diagnosis and date information for generating a report.</text:p>
      <text:p text:style-name="P15"/>
      <text:p text:style-name="P7"><text:span text:style-name="T1">File:</text:span> ReportGenerator.php</text:p>
      <text:p text:style-name="P7"/>
      <text:p text:style-name="P7"><text:span text:style-name="T1">Description</text:span>: The main entry point for report generating. Gathers information from the form <text:s/>and the session then calls the function to generate the report.</text:p>
      <text:p text:style-name="P13"/>
      <text:p text:style-name="P7"><text:span text:style-name="T1">File:</text:span> ReportGeneratingModule.php</text:p>
      <text:p text:style-name="P7"/>
      <text:p text:style-name="P12"><text:span text:style-name="T1">Description</text:span>: Contains the functions necessary to generate the proper sql query, execute it and print the returning information to the screen.</text:p>
      <text:p text:style-name="P12"/>
      <text:p text:style-name="P5">Functions:</text:p>
      <text:list xml:id="list1277422632" text:continue-numbering="true" text:style-name="L2">
        <text:list-item>
          <text:p text:style-name="P8"><text:span text:style-name="T1">generateReport($diagnosis, $start_month, $start_day, $start_year, $end_month, $end_day, $end_year)</text:span>: Generates a sql query based on the input and prints the results to the screen in a table.</text:p>
        </text:list-item>
      </text:list>
      <text:p text:style-name="P14"/>
      <text:p text:style-name="P5">Query:</text:p>
      <text:p text:style-name="P7">SELECT first_name, last_name, address, phone, MIN(test_date), diagnosis</text:p>
      <text:p text:style-name="P7">FROM radiology_record r, persons p</text:p>
      <text:p text:style-name="P7">WHERE contains(r.diagnosis, \'' . <text:span text:style-name="T1">$diagnosis</text:span> . '\', 1)<text:span text:style-name="T4">User Management</text:span></text:p>
      <text:p text:style-name="P7"><text:s/>&gt; 0 </text:p>
      <text:p text:style-name="P7">AND </text:p>
      <text:p text:style-name="P7">r.patient_id = p.person_id </text:p>
      <text:p text:style-name="P7">AND </text:p>
      <text:p text:style-name="P7">(r.test_date BETWEEN</text:p>
      <text:p text:style-name="P7">TO_DATE(\'' . <text:span text:style-name="T1">$start_month</text:span> . <text:span text:style-name="T1">$start_day</text:span> . <text:span text:style-name="T1">$start_year</text:span> . '\', \'MMDDYYYY\')</text:p>
      <text:p text:style-name="P7">AND</text:p>
      <text:p text:style-name="P7">TO_DATE(\'' . <text:span text:style-name="T1">$end_month</text:span> . <text:span text:style-name="T1">$end_day</text:span> . <text:span text:style-name="T1">$end_year</text:span> . '\', \'MMDDYYYY\'))</text:p>
      <text:p text:style-name="P7">GROUP BY first_name, last_name, address, phone, diagnosis</text:p>
      <text:p text:style-name="P7"/>
      <text:p text:style-name="P2">Uploading</text:p>
      <text:p text:style-name="P2"/>
      <text:p text:style-name="P3"/>
      <text:p text:style-name="P2">Search</text:p>
      <text:p text:style-name="P11"/>
      <text:p text:style-name="P12">This section handles searching the database for lists of relevant radiology records depending on keywords and/or date range. A record is considered valid if it falls withing the date range and it contains at least one of the keywords in either its patient name, diagnosis or description field. </text:p>
      <text:p text:style-name="P15"/>
      <text:p text:style-name="P7"><text:span text:style-name="T1">File:</text:span> SearchForm.php</text:p>
      <text:p text:style-name="P7"/>
      <text:p text:style-name="P7"><text:soft-page-break/><text:span text:style-name="T1">Description</text:span>: Contains the code to create the form required in order to input the keyword and date range for the search. Can also select a sort type.</text:p>
      <text:p text:style-name="P15"/>
      <text:p text:style-name="P7"><text:span text:style-name="T1">File:</text:span> Search.php</text:p>
      <text:p text:style-name="P7"/>
      <text:p text:style-name="P7"><text:span text:style-name="T1">Description</text:span>: The main entry point for searching. Gathers information from the form <text:s/>and the session then calls the function to generate and return the search.</text:p>
      <text:p text:style-name="P13"/>
      <text:p text:style-name="P7"><text:span text:style-name="T1">File:</text:span> SearchModule.php</text:p>
      <text:p text:style-name="P7"/>
      <text:p text:style-name="P12"><text:span text:style-name="T1">Description</text:span>: Contains the functions necessary to generate a dynamic search query and return the results.</text:p>
      <text:p text:style-name="P12"/>
      <text:p text:style-name="P5">Functions:</text:p>
      <text:list xml:id="list1593745152" text:continue-numbering="true" text:style-name="L2">
        <text:list-item>
          <text:p text:style-name="P8"><text:span text:style-name="T1">searchDB($keywords, $start, $end, $order, $userID, $userClass)</text:span>: Generates a sql search query based on keywords, date range, and the class of the user.</text:p>
        </text:list-item>
        <text:list-item>
          <text:p text:style-name="P8"><text:span text:style-name="T1">setupSearch($kFlag, $dFlag, $keywords, $start, $end)</text:span>: Builds the search query depending on what input exists. Used kFlag to determin if keywords exist, dFlag to determin if a date range exists. The query is built with a base query plus the addition of keyword and/or date range portions.</text:p>
        </text:list-item>
        <text:list-item>
          <text:p text:style-name="P8"><text:span text:style-name="T1">setupOrder($order)</text:span>: Returns a string representing the order portion of the query based on the order in the $order variable.</text:p>
        </text:list-item>
        <text:list-item>
          <text:p text:style-name="P8"><text:span text:style-name="T1">Select(): </text:span>Returns the base select statement. This is the same no matter what type of search we do.</text:p>
        </text:list-item>
        <text:list-item>
          <text:p text:style-name="P8"><text:span text:style-name="T1">keywords($keywords)</text:span>: Returns a string representing the keyword search portion of a query</text:p>
        </text:list-item>
        <text:list-item>
          <text:p text:style-name="P6">dates($start, $end)<text:span text:style-name="T2">: Returns a string representing a date range as specified by the start and end variables.</text:span></text:p>
        </text:list-item>
        <text:list-item>
          <text:p text:style-name="P6">DateAscending(): <text:span text:style-name="T2">Returns a string representing order by date ascending date.</text:span></text:p>
        </text:list-item>
        <text:list-item>
          <text:p text:style-name="P6">DateDecending()<text:span text:style-name="T2">: Returns a string representing order by date descending date.</text:span></text:p>
        </text:list-item>
        <text:list-item>
          <text:p text:style-name="P6">Rank()<text:span text:style-name="T2">: Return a string representing order by rank.</text:span></text:p>
        </text:list-item>
        <text:list-item>
          <text:p text:style-name="P6">drawTable($stid)<text:span text:style-name="T2">: Draws the results to the screen in the form of a table.</text:span></text:p>
        </text:list-item>
      </text:list>
      <text:p text:style-name="P14"/>
      <text:p text:style-name="P5">Query:</text:p>
      <text:p text:style-name="P5"/>
      <text:p text:style-name="P7">SELECT r.record_id, p.full_name, d.full_name as doctor_name, r.full_name as radiologist_name, r.test_type, r.prescribing_date, r.test_date, r.diagnosis, r.description</text:p>
      <text:p text:style-name="P7">FROM radiology_record r, persons p, persons d, persons r</text:p>
      <text:p text:style-name="P7">WHERE r.patient_id = p.person_id AND r.doctor_id = d.person_id</text:p>
      <text:p text:style-name="P7">AND r.radiologist_id = r.person_id</text:p>
      <text:p text:style-name="P7"/>
      <text:p text:style-name="P5">If we have keywords concatenate:</text:p>
      <text:p text:style-name="P7">AND( (contains(p.first_name, \'' . $<text:span text:style-name="T1">keywords</text:span>. '\', '.'1'. ') &gt; 0)</text:p>
      <text:p text:style-name="P7"><text:tab/>OR (contains(p.last_name, \'' . $<text:span text:style-name="T1">keywords</text:span>.'\', '.'2'. ') &gt; 0)</text:p>
      <text:p text:style-name="P7"><text:tab/>OR (contains(r.diagnosis, \'' . $<text:span text:style-name="T1">keywords</text:span>. '\', '.'3'. ') &gt; 0)</text:p>
      <text:p text:style-name="P7"><text:tab/>OR (contains(r.description, \'' . $<text:span text:style-name="T1">keywords</text:span>. '\','.'4'. ' ) &gt; 0)</text:p>
      <text:p text:style-name="P7"><text:tab/>$string .= <text:s/>')</text:p>
      <text:p text:style-name="P7"/>
      <text:p text:style-name="P5"><text:soft-page-break/>If we have date range concatenate:</text:p>
      <text:p text:style-name="P7">AND (r.test_date BETWEEN</text:p>
      <text:p text:style-name="P7">TO_DATE(\'' . $start . '\', \'MMDDYYYY\')</text:p>
      <text:p text:style-name="P7">AND</text:p>
      <text:p text:style-name="P7">TO_DATE(\'' . $end . '\', \'MMDDYYYY\'))</text:p>
      <text:p text:style-name="P7"/>
      <text:p text:style-name="P7"><text:span text:style-name="T1">One of depending on users class</text:span>:</text:p>
      <text:list xml:id="list1705781497" text:style-name="L4">
        <text:list-item>
          <text:p text:style-name="P10">AND r.doctor_id = '.$userID</text:p>
        </text:list-item>
        <text:list-item>
          <text:p text:style-name="P10">AND r.patient_id = '.$userID</text:p>
        </text:list-item>
        <text:list-item>
          <text:p text:style-name="P10">AND r.radiologist_id = '.$userID</text:p>
        </text:list-item>
      </text:list>
      <text:p text:style-name="P7"/>
      <text:p text:style-name="P5">Plus one of:</text:p>
      <text:list xml:id="list1418325225" text:style-name="L3">
        <text:list-item>
          <text:p text:style-name="P9">ORDER BY r.test_date ASC</text:p>
        </text:list-item>
        <text:list-item>
          <text:p text:style-name="P9">ORDER BY r.test_date DESC</text:p>
        </text:list-item>
        <text:list-item>
          <text:p text:style-name="P9">ORDER BY (RANK() OVER (ORDER BY(6*(SCORE(1)+SCORE(2)) + 3*SCORE(3) + SCORE(4)))) DESC</text:p>
        </text:list-item>
      </text:list>
      <text:p text:style-name="P11"/>
      <text:p text:style-name="P2">Data Analysis</text:p>
      <text:p text:style-name="P11"/>
      <text:p text:style-name="P12">This section handles analyzing number of images based on groupings of any combination of test type, patient name and date range (weekly, monthly, yearly, total).</text:p>
      <text:p text:style-name="P15"/>
      <text:p text:style-name="P7"><text:span text:style-name="T1">File:</text:span> DataForm.php</text:p>
      <text:p text:style-name="P7"/>
      <text:p text:style-name="P7"><text:span text:style-name="T1">Description</text:span>: Contains the code to create the form required in order to input the required analysis parameters.</text:p>
      <text:p text:style-name="P15"/>
      <text:p text:style-name="P7"><text:span text:style-name="T1">File:</text:span> DataAnalysis.php</text:p>
      <text:p text:style-name="P7"/>
      <text:p text:style-name="P7"><text:span text:style-name="T1">Description</text:span>: The main entry point for data analysis. Gathers information from the form <text:s/>and the session then calls the function to generate the appropriate analysis.</text:p>
      <text:p text:style-name="P13"/>
      <text:p text:style-name="P7"><text:span text:style-name="T1">File:</text:span> DataAnalysisModule.php</text:p>
      <text:p text:style-name="P7"/>
      <text:p text:style-name="P12"><text:span text:style-name="T1">Description</text:span>: Contains the functions necessary to generate the proper sql query, execute it and print the returning information to the screen.</text:p>
      <text:p text:style-name="P12"/>
      <text:p text:style-name="P5">Functions:</text:p>
      <text:list xml:id="list2016215719" text:continue-list="list1593745152" text:style-name="L2">
        <text:list-item>
          <text:p text:style-name="P8"><text:span text:style-name="T1">printData($patient, $test, $time)</text:span>: Generates a sql query based on the input and prints the results to the screen in a table.</text:p>
        </text:list-item>
        <text:list-item>
          <text:p text:style-name="P8"><text:span text:style-name="T1">setupSelect($patient, $test, $time)</text:span>: Returns a string with a properly configured select statement portion of the query.</text:p>
        </text:list-item>
        <text:list-item>
          <text:p text:style-name="P8"><text:span text:style-name="T1">setupGroup($patient, $test, $time)</text:span>: Returns a string with a properly configured grouping for the query.</text:p>
        </text:list-item>
        <text:list-item>
          <text:p text:style-name="P8"><text:span text:style-name="T1">drawTable($patient, $test, $time,$stid)</text:span>: Formats the output table properly and prints the results to the screen.</text:p>
        </text:list-item>
      </text:list>
      <text:p text:style-name="P14"/>
      <text:p text:style-name="P5">Query:</text:p>
      <text:p text:style-name="P7"><text:soft-page-break/>Query is generated dynamically such that displaying the exact query generated would be tough. An example query for a user looking for the number of images per user, per test_type, per month would be:</text:p>
      <text:p text:style-name="P7">SELECT full_name, test_type, to_char(test_date, 'MON’), SUM(num_images)</text:p>
      <text:p text:style-name="P7">FROM FACTS</text:p>
      <text:p text:style-name="P7">GROUP BY full_name, test_type, to_char(test_date, 'MON’)</text:p>
      <text:p text:style-name="P7"/>
      <text:p text:style-name="P7"/>
      <text:p text:style-name="P12"/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Hodgson</meta:initial-creator>
    <meta:creation-date>2014-03-24T16:22:11</meta:creation-date>
    <meta:generator>LibreOffice/3.5$Linux_X86_64 LibreOffice_project/350m1$Build-2</meta:generator>
    <dc:date>2014-03-24T17:39:08</dc:date>
    <dc:creator>James Hodgson</dc:creator>
    <meta:editing-duration>PT1H9M19S</meta:editing-duration>
    <meta:editing-cycles>42</meta:editing-cycles>
    <meta:document-statistic meta:table-count="0" meta:image-count="0" meta:object-count="0" meta:page-count="5" meta:paragraph-count="109" meta:word-count="1029" meta:character-count="6850" meta:non-whitespace-character-count="5922"/>
  </office:meta>
</office:document-meta>
</file>